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0.0784in" fo:margin-right="0.0784in">
        <style:tab-stops/>
      </style:paragraph-properties>
    </style:style>
    <style:style style:name="P2" style:parent-style-name="Standard" style:family="paragraph">
      <style:paragraph-properties fo:margin-left="0.0784in" fo:margin-right="0.0784in">
        <style:tab-stops/>
      </style:paragraph-properties>
    </style:style>
    <style:style style:name="P3" style:parent-style-name="Standard" style:family="paragraph">
      <style:paragraph-properties fo:margin-left="0.0784in" fo:margin-right="0.0784in">
        <style:tab-stops/>
      </style:paragraph-properties>
    </style:style>
    <style:style style:name="P4" style:parent-style-name="Standard" style:family="paragraph">
      <style:paragraph-properties fo:margin-left="0.0784in" fo:margin-right="0.0784in">
        <style:tab-stops/>
      </style:paragraph-properties>
    </style:style>
    <style:style style:name="P5" style:parent-style-name="Standard" style:family="paragraph">
      <style:paragraph-properties fo:margin-left="0.0784in" fo:margin-right="0.0784in">
        <style:tab-stops/>
      </style:paragraph-properties>
    </style:style>
    <style:style style:name="P6" style:parent-style-name="Standard" style:family="paragraph">
      <style:paragraph-properties fo:margin-left="0.0784in" fo:margin-right="0.0784in">
        <style:tab-stops/>
      </style:paragraph-properties>
    </style:style>
    <style:style style:name="P7" style:parent-style-name="Standard" style:family="paragraph">
      <style:paragraph-properties fo:margin-left="0.0784in" fo:margin-right="0.0784in">
        <style:tab-stops/>
      </style:paragraph-properties>
    </style:style>
    <style:style style:name="P8" style:parent-style-name="Standard" style:family="paragraph">
      <style:paragraph-properties fo:margin-left="0.0784in" fo:margin-right="0.0784in">
        <style:tab-stops/>
      </style:paragraph-properties>
    </style:style>
    <style:style style:name="P9" style:parent-style-name="Standard" style:family="paragraph">
      <style:paragraph-properties fo:margin-left="0.0784in" fo:margin-right="0.0784in">
        <style:tab-stops/>
      </style:paragraph-properties>
    </style:style>
    <style:style style:name="P10" style:parent-style-name="Standard" style:family="paragraph">
      <style:paragraph-properties fo:margin-left="0.0784in" fo:margin-right="0.0784in">
        <style:tab-stops/>
      </style:paragraph-properties>
    </style:style>
    <style:style style:name="P11" style:parent-style-name="Standard" style:family="paragraph">
      <style:paragraph-properties fo:margin-left="0.0784in" fo:margin-right="0.0784in">
        <style:tab-stops/>
      </style:paragraph-properties>
    </style:style>
    <style:style style:name="P12" style:parent-style-name="Standard" style:family="paragraph">
      <style:paragraph-properties fo:margin-left="0.0784in" fo:margin-right="0.0784in">
        <style:tab-stops/>
      </style:paragraph-properties>
    </style:style>
    <style:style style:name="P13" style:parent-style-name="Standard" style:family="paragraph">
      <style:paragraph-properties fo:margin-left="0.0784in" fo:margin-right="0.0784in">
        <style:tab-stops/>
      </style:paragraph-properties>
    </style:style>
    <style:style style:name="P14" style:parent-style-name="Standard" style:family="paragraph">
      <style:paragraph-properties fo:margin-left="0.0784in" fo:margin-right="0.0784in">
        <style:tab-stops/>
      </style:paragraph-properties>
    </style:style>
    <style:style style:name="P15" style:parent-style-name="Standard" style:family="paragraph">
      <style:paragraph-properties fo:margin-left="0.0784in" fo:margin-right="0.0784in">
        <style:tab-stops/>
      </style:paragraph-properties>
    </style:style>
    <style:style style:name="P16" style:parent-style-name="Standard" style:family="paragraph">
      <style:paragraph-properties fo:margin-left="0.0784in" fo:margin-right="0.0784in">
        <style:tab-stops/>
      </style:paragraph-properties>
    </style:style>
    <style:style style:name="P17" style:parent-style-name="Standard" style:family="paragraph">
      <style:paragraph-properties fo:margin-left="0.0784in" fo:margin-right="0.0784in">
        <style:tab-stops/>
      </style:paragraph-properties>
    </style:style>
    <style:style style:name="P18" style:parent-style-name="Standard" style:family="paragraph">
      <style:paragraph-properties fo:margin-left="0.0784in" fo:margin-right="0.0784in">
        <style:tab-stops/>
      </style:paragraph-properties>
    </style:style>
    <style:style style:name="T19" style:parent-style-name="Fonteparág.padrão" style:family="text">
      <style:text-properties style:font-name="Arial" fo:font-size="6pt" style:font-size-asian="6pt" style:font-size-complex="6pt"/>
    </style:style>
    <style:style style:name="T20" style:parent-style-name="Fonteparág.padrão" style:family="text">
      <style:text-properties style:font-name="Arial" fo:font-size="6pt" style:font-size-asian="6pt" style:font-size-complex="6pt"/>
    </style:style>
    <style:style style:name="T21" style:parent-style-name="Fonteparág.padrão" style:family="text">
      <style:text-properties style:font-name="Arial" fo:font-size="6pt" style:font-size-asian="6pt" style:font-size-complex="6pt"/>
    </style:style>
    <style:style style:name="T22" style:parent-style-name="Fonteparág.padrão" style:family="text">
      <style:text-properties style:font-name="Arial" fo:font-size="6pt" style:font-size-asian="6pt" style:font-size-complex="6pt"/>
    </style:style>
    <style:style style:name="T23" style:parent-style-name="Fonteparág.padrão" style:family="text">
      <style:text-properties style:font-name="Arial" fo:font-size="6pt" style:font-size-asian="6pt" style:font-size-complex="6pt"/>
    </style:style>
    <style:style style:name="T24" style:parent-style-name="Fonteparág.padrão" style:family="text">
      <style:text-properties style:font-name="Arial" fo:font-size="6pt" style:font-size-asian="6pt" style:font-size-complex="6pt"/>
    </style:style>
    <style:style style:name="T25" style:parent-style-name="Fonteparág.padrão" style:family="text">
      <style:text-properties style:font-name="Arial" fo:font-size="6pt" style:font-size-asian="6pt" style:font-size-complex="6pt"/>
    </style:style>
    <style:style style:name="T26" style:parent-style-name="Fonteparág.padrão" style:family="text">
      <style:text-properties style:font-name="Arial" fo:font-size="6pt" style:font-size-asian="6pt" style:font-size-complex="6pt"/>
    </style:style>
    <style:style style:name="T27" style:parent-style-name="Fonteparág.padrão" style:family="text">
      <style:text-properties style:font-name="Arial" fo:font-size="6pt" style:font-size-asian="6pt" style:font-size-complex="6pt"/>
    </style:style>
    <style:style style:name="T28" style:parent-style-name="Fonteparág.padrão" style:family="text">
      <style:text-properties style:font-name="Arial" fo:font-size="6pt" style:font-size-asian="6pt" style:font-size-complex="6pt"/>
    </style:style>
    <style:style style:name="T29" style:parent-style-name="Fonteparág.padrão" style:family="text">
      <style:text-properties style:font-name="Arial" fo:font-size="6pt" style:font-size-asian="6pt" style:font-size-complex="6pt"/>
    </style:style>
    <style:style style:name="T30" style:parent-style-name="Fonteparág.padrão" style:family="text">
      <style:text-properties style:font-name="Arial" fo:font-size="6pt" style:font-size-asian="6pt" style:font-size-complex="6pt"/>
    </style:style>
    <style:style style:name="T31" style:parent-style-name="Fonteparág.padrão" style:family="text">
      <style:text-properties style:font-name="Arial" fo:font-size="6pt" style:font-size-asian="6pt" style:font-size-complex="6pt"/>
    </style:style>
    <style:style style:name="T32" style:parent-style-name="Fonteparág.padrão" style:family="text">
      <style:text-properties style:font-name="Arial" fo:font-size="6pt" style:font-size-asian="6pt" style:font-size-complex="6pt"/>
    </style:style>
    <style:style style:name="T33" style:parent-style-name="Fonteparág.padrão" style:family="text">
      <style:text-properties style:font-name="Arial" fo:font-size="6pt" style:font-size-asian="6pt" style:font-size-complex="6pt"/>
    </style:style>
    <style:style style:name="T34" style:parent-style-name="Fonteparág.padrão" style:family="text">
      <style:text-properties style:font-name="Arial" fo:font-size="6pt" style:font-size-asian="6pt" style:font-size-complex="6pt"/>
    </style:style>
    <style:style style:name="T35" style:parent-style-name="Fonteparág.padrão" style:family="text">
      <style:text-properties style:font-name="Arial" fo:font-size="6pt" style:font-size-asian="6pt" style:font-size-complex="6pt"/>
    </style:style>
    <style:style style:name="P36" style:parent-style-name="Normal" style:family="paragraph">
      <style:paragraph-properties fo:text-align="end"/>
    </style:style>
    <style:style style:name="T37" style:parent-style-name="Fonteparág.padrão" style:family="text">
      <style:text-properties style:font-name="Arial" fo:font-weight="bold" style:font-weight-asian="bold" style:font-weight-complex="bold" fo:font-size="8pt" style:font-size-asian="8pt" style:font-size-complex="8pt"/>
    </style:style>
    <style:style style:name="T38" style:parent-style-name="Fonteparág.padrão" style:family="text">
      <style:text-properties style:font-name="Arial" fo:font-size="6pt" style:font-size-asian="6pt" style:font-size-complex="6pt"/>
    </style:style>
    <style:style style:name="T39" style:parent-style-name="Fonteparág.padrão" style:family="text">
      <style:text-properties style:font-name="Arial" fo:font-size="6pt" style:font-size-asian="6pt" style:font-size-complex="6pt"/>
    </style:style>
    <style:style style:name="T40" style:parent-style-name="Fonteparág.padrão" style:family="text">
      <style:text-properties style:font-name="Arial" fo:font-size="6pt" style:font-size-asian="6pt" style:font-size-complex="6pt"/>
    </style:style>
    <style:style style:name="T41" style:parent-style-name="Fonteparág.padrão" style:family="text">
      <style:text-properties style:font-name="Arial" fo:font-size="6pt" style:font-size-asian="6pt" style:font-size-complex="6pt"/>
    </style:style>
    <style:style style:name="T42" style:parent-style-name="Fonteparág.padrão" style:family="text">
      <style:text-properties style:font-name="Arial" fo:font-size="6pt" style:font-size-asian="6pt" style:font-size-complex="6pt"/>
    </style:style>
    <style:style style:name="T43" style:parent-style-name="Fonteparág.padrão" style:family="text">
      <style:text-properties style:font-name="Arial" fo:font-size="6pt" style:font-size-asian="6pt" style:font-size-complex="6pt"/>
    </style:style>
    <style:style style:name="T44" style:parent-style-name="Fonteparág.padrão" style:family="text">
      <style:text-properties style:font-name="Arial" fo:font-size="6pt" style:font-size-asian="6pt" style:font-size-complex="6pt"/>
    </style:style>
    <style:style style:name="T45" style:parent-style-name="Fonteparág.padrão" style:family="text">
      <style:text-properties style:font-name="Arial" fo:font-size="6pt" style:font-size-asian="6pt" style:font-size-complex="6pt"/>
    </style:style>
    <style:style style:name="T46" style:parent-style-name="Fonteparág.padrão" style:family="text">
      <style:text-properties style:font-name="Arial" fo:font-size="6pt" style:font-size-asian="6pt" style:font-size-complex="6pt"/>
    </style:style>
    <style:style style:name="T47" style:parent-style-name="Fonteparág.padrão" style:family="text">
      <style:text-properties style:font-name="Arial" fo:font-size="6pt" style:font-size-asian="6pt" style:font-size-complex="6pt"/>
    </style:style>
    <style:style style:name="T48" style:parent-style-name="Fonteparág.padrão" style:family="text">
      <style:text-properties style:font-name="Arial" fo:font-size="6pt" style:font-size-asian="6pt" style:font-size-complex="6pt"/>
    </style:style>
    <style:style style:name="T49" style:parent-style-name="Fonteparág.padrão" style:family="text">
      <style:text-properties style:font-name="Arial" fo:font-size="6pt" style:font-size-asian="6pt" style:font-size-complex="6pt"/>
    </style:style>
    <style:style style:name="T50" style:parent-style-name="Fonteparág.padrão" style:family="text">
      <style:text-properties style:font-name="Arial" fo:font-size="6pt" style:font-size-asian="6pt" style:font-size-complex="6pt"/>
    </style:style>
    <style:style style:name="T51" style:parent-style-name="Fonteparág.padrão" style:family="text">
      <style:text-properties style:font-name="Arial" fo:font-size="6pt" style:font-size-asian="6pt" style:font-size-complex="6pt"/>
    </style:style>
    <style:style style:name="T52" style:parent-style-name="Fonteparág.padrão" style:family="text">
      <style:text-properties style:font-name="Arial" fo:font-size="6pt" style:font-size-asian="6pt" style:font-size-complex="6pt"/>
    </style:style>
    <style:style style:name="T53" style:parent-style-name="Fonteparág.padrão" style:family="text">
      <style:text-properties style:font-name="Arial" fo:font-size="6pt" style:font-size-asian="6pt" style:font-size-complex="6pt"/>
    </style:style>
    <style:style style:name="T54" style:parent-style-name="Fonteparág.padrão" style:family="text">
      <style:text-properties style:font-name="Arial" fo:font-size="6pt" style:font-size-asian="6pt" style:font-size-complex="6pt"/>
    </style:style>
    <style:style style:name="T55" style:parent-style-name="Fonteparág.padrão" style:family="text">
      <style:text-properties style:font-name="Arial" fo:font-size="6pt" style:font-size-asian="6pt" style:font-size-complex="6pt"/>
    </style:style>
    <style:style style:name="T56" style:parent-style-name="Fonteparág.padrão" style:family="text">
      <style:text-properties style:font-name="Arial" fo:font-size="6pt" style:font-size-asian="6pt" style:font-size-complex="6pt"/>
    </style:style>
    <style:style style:name="T57" style:parent-style-name="Fonteparág.padrão" style:family="text">
      <style:text-properties style:font-name="Arial" fo:font-size="6pt" style:font-size-asian="6pt" style:font-size-complex="6pt"/>
    </style:style>
    <style:style style:name="T58" style:parent-style-name="Fonteparág.padrão" style:family="text">
      <style:text-properties style:font-name="Arial" fo:font-size="6pt" style:font-size-asian="6pt" style:font-size-complex="6pt"/>
    </style:style>
    <style:style style:name="T59" style:parent-style-name="Fonteparág.padrão" style:family="text">
      <style:text-properties style:font-name="Arial" fo:font-size="6pt" style:font-size-asian="6pt" style:font-size-complex="6pt"/>
    </style:style>
    <style:style style:name="T60" style:parent-style-name="Fonteparág.padrão" style:family="text">
      <style:text-properties style:font-name="Arial" fo:font-size="6pt" style:font-size-asian="6pt" style:font-size-complex="6pt"/>
    </style:style>
    <style:style style:name="T61" style:parent-style-name="Fonteparág.padrão" style:family="text">
      <style:text-properties style:font-name="Arial" fo:font-size="6pt" style:font-size-asian="6pt" style:font-size-complex="6pt"/>
    </style:style>
    <style:style style:name="T62" style:parent-style-name="Fonteparág.padrão" style:family="text">
      <style:text-properties style:font-name="Arial" fo:font-size="6pt" style:font-size-asian="6pt" style:font-size-complex="6pt"/>
    </style:style>
    <style:style style:name="T63" style:parent-style-name="Fonteparág.padrão" style:family="text">
      <style:text-properties style:font-name="Arial" fo:font-size="6pt" style:font-size-asian="6pt" style:font-size-complex="6pt"/>
    </style:style>
    <style:style style:name="T64" style:parent-style-name="Fonteparág.padrão" style:family="text">
      <style:text-properties style:font-name="Arial" fo:font-size="6pt" style:font-size-asian="6pt" style:font-size-complex="6pt"/>
    </style:style>
    <style:style style:name="P65" style:parent-style-name="Normal" style:family="paragraph">
      <style:paragraph-properties fo:text-align="end"/>
    </style:style>
    <style:style style:name="T66" style:parent-style-name="Fonteparág.padrão" style:family="text">
      <style:text-properties style:font-name="Arial" fo:font-weight="bold" style:font-weight-asian="bold" style:font-weight-complex="bold" fo:font-size="8pt" style:font-size-asian="8pt" style:font-size-complex="8pt"/>
    </style:style>
    <style:style style:name="T67" style:parent-style-name="Fonteparág.padrão" style:family="text">
      <style:text-properties style:font-name="Arial" fo:font-size="6pt" style:font-size-asian="6pt" style:font-size-complex="6pt"/>
    </style:style>
    <style:style style:name="T68" style:parent-style-name="Fonteparág.padrão" style:family="text">
      <style:text-properties style:font-name="Arial" fo:font-size="6pt" style:font-size-asian="6pt" style:font-size-complex="6pt"/>
    </style:style>
    <style:style style:family="graphic" style:name="a37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39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21">
      <style:graphic-properties draw:fill="none" draw:stroke="dash" draw:stroke-dash="a20" svg:stroke-width="0.01389in" svg:stroke-color="#000000" svg:stroke-opacity="100%"/>
    </style:style>
    <style:style style:family="graphic" style:name="a22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wrap" fo:padding-top="0.00748in" fo:padding-bottom="0.00748in" fo:padding-left="0.00748in" fo:padding-right="0.00748in" draw:textarea-vertical-align="middle" draw:textarea-horizontal-align="center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52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16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.00748in" fo:padding-bottom="0.00748in" fo:padding-left="0.00748in" fo:padding-right="0.00748in" draw:textarea-vertical-align="middle" draw:textarea-horizontal-align="center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0748in" fo:padding-bottom="0.00748in" fo:padding-left="0.00748in" fo:padding-right="0.00748in" draw:textarea-vertical-align="middle" draw:textarea-horizontal-align="center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0748in" fo:padding-bottom="0.00748in" fo:padding-left="0.00748in" fo:padding-right="0.00748in" draw:textarea-vertical-align="middle" draw:textarea-horizontal-align="center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42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45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4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4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.00748in" fo:padding-bottom="0.00748in" fo:padding-left="0.00748in" fo:padding-right="0.00748in" draw:textarea-vertical-align="middle" draw:textarea-horizontal-align="center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49">
      <style:graphic-properties fo:wrap-option="wrap" fo:padding-top="0.00748in" fo:padding-bottom="0.00748in" fo:padding-left="0.00748in" fo:padding-right="0.00748in" draw:textarea-vertical-align="middle" draw:textarea-horizontal-align="center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.01181in" fo:padding-bottom="0.00748in" fo:padding-left="0.04724in" fo:padding-right="0.00748in" draw:textarea-vertical-align="top" draw:textarea-horizontal-align="left" draw:fill="solid" draw:fill-color="#ffffff" draw:opacity="100%" draw:stroke="solid" svg:stroke-width="0.01614in" svg:stroke-color="#000000" svg:stroke-opacity="100%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draw:g draw:z-index="251658240" draw:name="Grupo 1" draw:id="id51" draw:style-name="a52" text:anchor-type="paragraph"><svg:title/><svg:desc/><draw:custom-shape svg:x="0.09843in" svg:y="0.54449in" svg:width="1.76299in" svg:height="0.48622in" draw:id="id0" draw:style-name="a0" draw:name="Retângulo 2"><svg:title/><svg:desc/><text:p text:style-name="Normal"/><draw:enhanced-geometry draw:type="non-primitive" svg:viewBox="0 0 21600 21600" draw:enhanced-path="M 0 0 L 21600 0 21600 21600 0 21600 Z N"/></draw:custom-shape><draw:custom-shape svg:x="1.8748in" svg:y="0.54449in" svg:width="0.78307in" svg:height="0.48858in" draw:id="id1" draw:style-name="a1" draw:name="Retângulo 3"><svg:title/><svg:desc/><text:p text:style-name="Normal"/><draw:enhanced-geometry draw:type="non-primitive" svg:viewBox="0 0 21600 21600" draw:enhanced-path="M 0 0 L 21600 0 21600 21600 0 21600 Z N"/></draw:custom-shape><draw:custom-shape svg:x="2.67205in" svg:y="0.54528in" svg:width="4.95787in" svg:height="0.48425in" draw:id="id2" draw:style-name="a2" draw:name="Retângulo 4"><svg:title/><svg:desc/><text:p text:style-name="Normal"/><draw:enhanced-geometry draw:type="non-primitive" svg:viewBox="0 0 21600 21600" draw:enhanced-path="M 0 0 L 21600 0 21600 21600 0 21600 Z N"/></draw:custom-shape><draw:custom-shape svg:x="0.09843in" svg:y="1.03189in" svg:width="3.5185in" svg:height="0.29528in" draw:id="id3" draw:style-name="a3" draw:name="Forma livre 5"><svg:title/><svg:desc/><text:p text:style-name="Normal"><text:span text:style-name="T19">Cedente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3.61654in" svg:y="1.03189in" svg:width="1.49055in" svg:height="0.29528in" draw:id="id4" draw:style-name="a4" draw:name="Forma livre 6"><svg:title/><svg:desc/><text:p text:style-name="Normal"><text:span text:style-name="T20">Agência / Código do Cedente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10669in" svg:y="1.03189in" svg:width="0.45591in" svg:height="0.29528in" draw:id="id5" draw:style-name="a5" draw:name="Forma livre 7"><svg:title/><svg:desc/><text:p text:style-name="Normal"><text:span text:style-name="T21">Espécie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5622in" svg:y="1.03189in" svg:width="0.5878in" svg:height="0.29528in" draw:id="id6" draw:style-name="a6" draw:name="Forma livre 8"><svg:title/><svg:desc/><text:p text:style-name="Normal"><text:span text:style-name="T22">Quantidade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6.15in" svg:y="1.03189in" svg:width="1.47874in" svg:height="0.29528in" draw:id="id7" draw:style-name="a7" draw:name="Forma livre 9"><svg:title/><svg:desc/><text:p text:style-name="Normal"><text:span text:style-name="T23">Nosso número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09843in" svg:y="1.32716in" svg:width="2.34764in" svg:height="0.29528in" draw:id="id8" draw:style-name="a8" draw:name="Forma livre 10"><svg:title/><svg:desc/><text:p text:style-name="Normal"><text:span text:style-name="T24">Número do documento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2.44567in" svg:y="1.32716in" svg:width="1.54252in" svg:height="0.29528in" draw:id="id9" draw:style-name="a9" draw:name="Forma livre 11"><svg:title/><svg:desc/><text:p text:style-name="Normal"><text:span text:style-name="T25">CPF / CNPJ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3.98819in" svg:y="1.32716in" svg:width="1.5748in" svg:height="0.29528in" draw:id="id10" draw:style-name="a10" draw:name="Forma livre 12"><svg:title/><svg:desc/><text:p text:style-name="Normal"><text:span text:style-name="T26">Data de Vencimento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5622in" svg:y="1.32716in" svg:width="2.06614in" svg:height="0.29528in" draw:id="id11" draw:style-name="a11" draw:name="Forma livre 13"><svg:title/><svg:desc/><text:p text:style-name="Normal"><text:span text:style-name="T27">Valor Documento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09843in" svg:y="1.62205in" svg:width="1.59134in" svg:height="0.29528in" draw:id="id12" draw:style-name="a12" draw:name="Forma livre 14"><svg:title/><svg:desc/><text:p text:style-name="Normal"><text:span text:style-name="T28">(-)</text:span><text:span text:style-name="T29"><text:s/>Descontos / Abatimentos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1.68937in" svg:y="1.62205in" svg:width="1.30394in" svg:height="0.29528in" draw:id="id13" draw:style-name="a13" draw:name="Forma livre 15"><svg:title/><svg:desc/><text:p text:style-name="Normal"><text:span text:style-name="T30">(-) Outras deduções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2.99291in" svg:y="1.62205in" svg:width="1.28504in" svg:height="0.29528in" draw:id="id14" draw:style-name="a14" draw:name="Forma livre 16"><svg:title/><svg:desc/><text:p text:style-name="Normal"><text:span text:style-name="T31">(+) Mora / Multa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26772in" svg:y="1.62205in" svg:width="1.29488in" svg:height="0.29528in" draw:id="id15" draw:style-name="a15" draw:name="Forma livre 17"><svg:title/><svg:desc/><text:p text:style-name="Normal"><text:span text:style-name="T32">(+) Outros acréscimos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5622in" svg:y="1.62205in" svg:width="2.06614in" svg:height="0.29528in" draw:id="id16" draw:style-name="a16" draw:name="Forma livre 18"><svg:title/><svg:desc/><text:p text:style-name="Normal"><text:span text:style-name="T33">(=) Valor Cobrado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09843in" svg:y="2.2126in" svg:width="5.8315in" svg:height="0.29528in" draw:id="id17" draw:style-name="a17" draw:name="Forma livre 19"><svg:title/><svg:desc/><text:p text:style-name="Normal"><text:span text:style-name="T34">Instruções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9311in" svg:y="2.2126in" svg:width="1.69882in" svg:height="0.29528in" draw:id="id18" draw:style-name="a18" draw:name="Forma livre 20"><svg:title/><svg:desc/><text:p text:style-name="Normal"><text:span text:style-name="T35">Autenticação Mecânica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frame draw:id="id19" draw:style-name="a19" draw:name="Caixa de texto 21" svg:x="6.40039in" svg:y="0.37362in" svg:width="1.22953in" svg:height="0.15157in" style:rel-width="scale" style:rel-height="scale"><draw:text-box><text:p text:style-name="P36"><text:span text:style-name="T37">RECIBO DO SACADO</text:span></text:p></draw:text-box><svg:title/><svg:desc/></draw:frame><draw:connector draw:type="line" svg:x1="0.09921in" svg:y1="2.71811in" svg:x2="7.62992in" svg:y2="2.71811in" draw:id="id20" draw:style-name="a21" draw:name="Conector reto 22"><svg:title/><svg:desc/></draw:connector><draw:custom-shape svg:x="0.09921in" svg:y="6.0374in" svg:width="7.53071in" svg:height="0.81338in" draw:id="id21" draw:style-name="a22" draw:name="Forma livre 23"><svg:title/><svg:desc/><text:p text:style-name="Normal"><text:span text:style-name="T38">Sacado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frame draw:id="id22" draw:style-name="a23" draw:name="Caixa de texto 24" svg:x="6.8437in" svg:y="2.61339in" svg:width="0.79331in" svg:height="0.10512in" style:rel-width="scale" style:rel-height="scale"><draw:text-box><text:p text:style-name="Normal"><text:span text:style-name="T39">Corte na linha abaixo</text:span></text:p></draw:text-box><svg:title/><svg:desc/></draw:frame><draw:custom-shape svg:x="0.09843in" svg:y="3.38268in" svg:width="5.73976in" svg:height="0.29528in" draw:id="id23" draw:style-name="a24" draw:name="Forma livre 25"><svg:title/><svg:desc/><text:p text:style-name="Normal"><text:span text:style-name="T40">Local de pagamento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83819in" svg:y="3.38268in" svg:width="1.79212in" svg:height="0.29528in" draw:id="id24" draw:style-name="a25" draw:name="Forma livre 26"><svg:title/><svg:desc/><text:p text:style-name="Normal"><text:span text:style-name="T41">Vencimento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09843in" svg:y="3.67795in" svg:width="5.73976in" svg:height="0.29528in" draw:id="id25" draw:style-name="a26" draw:name="Forma livre 27"><svg:title/><svg:desc/><text:p text:style-name="Normal"><text:span text:style-name="T42">Cedente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83819in" svg:y="3.67795in" svg:width="1.79212in" svg:height="0.29528in" draw:id="id26" draw:style-name="a27" draw:name="Forma livre 28"><svg:title/><svg:desc/><text:p text:style-name="Normal"><text:span text:style-name="T43">Agência<text:s/></text:span><text:span text:style-name="T44">/ Código do Cedente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83819in" svg:y="3.97283in" svg:width="1.79212in" svg:height="0.29528in" draw:id="id27" draw:style-name="a28" draw:name="Forma livre 29"><svg:title/><svg:desc/><text:p text:style-name="Normal"><text:span text:style-name="T45">Nosso Número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83819in" svg:y="4.26811in" svg:width="1.79212in" svg:height="0.29528in" draw:id="id28" draw:style-name="a29" draw:name="Forma livre 30"><svg:title/><svg:desc/><text:p text:style-name="Normal"><text:span text:style-name="T46">Valor Documento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83819in" svg:y="4.56338in" svg:width="1.79212in" svg:height="0.29528in" draw:id="id29" draw:style-name="a30" draw:name="Forma livre 31"><svg:title/><svg:desc/><text:p text:style-name="Normal"><text:span text:style-name="T47">(-) Descontos / Abatimentos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83819in" svg:y="4.85827in" svg:width="1.79212in" svg:height="0.29528in" draw:id="id30" draw:style-name="a31" draw:name="Forma livre 32"><svg:title/><svg:desc/><text:p text:style-name="Normal"><text:span text:style-name="T48">(-) Outras deduções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83819in" svg:y="5.15354in" svg:width="1.79212in" svg:height="0.29528in" draw:id="id31" draw:style-name="a32" draw:name="Forma livre 33"><svg:title/><svg:desc/><text:p text:style-name="Normal"><text:span text:style-name="T49">(+) Mora / Multa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83819in" svg:y="5.44882in" svg:width="1.79212in" svg:height="0.29528in" draw:id="id32" draw:style-name="a33" draw:name="Forma livre 34"><svg:title/><svg:desc/><text:p text:style-name="Normal"><text:span text:style-name="T50">(+) Outros acréscimos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5.83819in" svg:y="5.7437in" svg:width="1.79212in" svg:height="0.29528in" draw:id="id33" draw:style-name="a34" draw:name="Forma livre 35"><svg:title/><svg:desc/><text:p text:style-name="Normal"><text:span text:style-name="T51">(=) Valor Cobrado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09843in" svg:y="3.97283in" svg:width="0.99764in" svg:height="0.29528in" draw:id="id34" draw:style-name="a35" draw:name="Forma livre 36"><svg:title/><svg:desc/><text:p text:style-name="Normal"><text:span text:style-name="T52">Data do Documento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1.09567in" svg:y="3.97283in" svg:width="1.1622in" svg:height="0.29528in" draw:id="id35" draw:style-name="a36" draw:name="Forma livre 37"><svg:title/><svg:desc/><text:p text:style-name="Normal"><text:span text:style-name="T53">Nº do Documento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2.25748in" svg:y="3.97283in" svg:width="1.18031in" svg:height="0.29528in" draw:id="id36" draw:style-name="a37" draw:name="Forma livre 38"><svg:title/><svg:desc/><text:p text:style-name="Normal"><text:span text:style-name="T54">Espécie Doc.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3.4374in" svg:y="3.97283in" svg:width="0.8248in" svg:height="0.29528in" draw:id="id37" draw:style-name="a38" draw:name="Forma livre 39"><svg:title/><svg:desc/><text:p text:style-name="Normal"><text:span text:style-name="T55">Aceite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26181in" svg:y="3.97283in" svg:width="1.57677in" svg:height="0.29528in" draw:id="id38" draw:style-name="a39" draw:name="Forma livre 40"><svg:title/><svg:desc/><text:p text:style-name="Normal"><text:span text:style-name="T56">Data Pr</text:span><text:span text:style-name="T57">ocessamento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09843in" svg:y="4.26811in" svg:width="0.99764in" svg:height="0.29528in" draw:id="id39" draw:style-name="a40" draw:name="Forma livre 41"><svg:title/><svg:desc/><text:p text:style-name="Normal"><text:span text:style-name="T58">Uso</text:span><text:span text:style-name="T59"><text:s/>do Banco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1.09567in" svg:y="4.26811in" svg:width="0.75433in" svg:height="0.29528in" draw:id="id40" draw:style-name="a41" draw:name="Forma livre 42"><svg:title/><svg:desc/><text:p text:style-name="Normal"><text:span text:style-name="T60">Carteira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1.85in" svg:y="4.26811in" svg:width="1.00984in" svg:height="0.29528in" draw:id="id41" draw:style-name="a42" draw:name="Forma livre 43"><svg:title/><svg:desc/><text:p text:style-name="Normal"><text:span text:style-name="T61">Espécie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2.85945in" svg:y="4.26811in" svg:width="1.40236in" svg:height="0.29528in" draw:id="id42" draw:style-name="a43" draw:name="Forma livre 44"><svg:title/><svg:desc/><text:p text:style-name="Normal"><text:span text:style-name="T62">Quantidade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4.26181in" svg:y="4.26811in" svg:width="1.57677in" svg:height="0.29528in" draw:id="id43" draw:style-name="a44" draw:name="Forma livre 45"><svg:title/><svg:desc/><text:p text:style-name="Normal"><text:span text:style-name="T63">Valor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09843in" svg:y="4.56338in" svg:width="5.73976in" svg:height="1.47598in" draw:id="id44" draw:style-name="a45" draw:name="Forma livre 46"><svg:title/><svg:desc/><text:p text:style-name="Normal"><text:span text:style-name="T64">Instruções (texto de responsabilidade do Cedente)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frame draw:id="id45" draw:style-name="a46" draw:name="Caixa de texto 47" svg:x="6.08858in" svg:y="6.91535in" svg:width="1.54134in" svg:height="0.14685in" style:rel-width="scale" style:rel-height="scale"><draw:text-box><text:p text:style-name="P65"><text:span text:style-name="T66">FICHA DE COMPENSAÇÃO</text:span></text:p></draw:text-box><svg:title/><svg:desc/></draw:frame><draw:frame draw:id="id46" draw:style-name="a47" draw:name="Caixa de texto 48" svg:x="4.91575in" svg:y="6.92638in" svg:width="0.92795in" svg:height="0.13071in" style:rel-width="scale" style:rel-height="scale"><draw:text-box><text:p text:style-name="Normal"><text:span text:style-name="T67">Autenticação Mecânica</text:span></text:p></draw:text-box><svg:title/><svg:desc/></draw:frame><draw:custom-shape svg:x="0.09843in" svg:y="2.89449in" svg:width="1.76299in" svg:height="0.48622in" draw:id="id47" draw:style-name="a48" draw:name="Retângulo 49"><svg:title/><svg:desc/><text:p text:style-name="Normal"/><draw:enhanced-geometry draw:type="non-primitive" svg:viewBox="0 0 21600 21600" draw:enhanced-path="M 0 0 L 21600 0 21600 21600 0 21600 Z N"/></draw:custom-shape><draw:custom-shape svg:x="1.8748in" svg:y="2.89449in" svg:width="0.78307in" svg:height="0.48858in" draw:id="id48" draw:style-name="a49" draw:name="Retângulo 50"><svg:title/><svg:desc/><text:p text:style-name="Normal"/><draw:enhanced-geometry draw:type="non-primitive" svg:viewBox="0 0 21600 21600" draw:enhanced-path="M 0 0 L 21600 0 21600 21600 0 21600 Z N"/></draw:custom-shape><draw:custom-shape svg:x="2.67205in" svg:y="2.89527in" svg:width="4.95787in" svg:height="0.48425in" draw:id="id49" draw:style-name="a50" draw:name="Retângulo 51"><svg:title/><svg:desc/><text:p text:style-name="Normal"/><draw:enhanced-geometry draw:type="non-primitive" svg:viewBox="0 0 21600 21600" draw:enhanced-path="M 0 0 L 21600 0 21600 21600 0 21600 Z N"/></draw:custom-shape><draw:custom-shape svg:x="0.09843in" svg:y="1.91732in" svg:width="7.53307in" svg:height="0.29528in" draw:id="id50" draw:style-name="a51" draw:name="Forma livre 52"><svg:title/><svg:desc/><text:p text:style-name="Normal"><text:span text:style-name="T68">Sacado</text:span></text:p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8583in"/>
          <style:tab-stop style:type="right" style:position="7.7166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stroke-dash draw:name="a20" draw:style="rect" draw:dots1="2" draw:dots1-length="0.02008in" draw:distance="0.02008in"/>
  </office:styles>
  <office:automatic-styles>
    <style:page-layout style:name="PL0">
      <style:page-layout-properties fo:page-width="8.268in" fo:page-height="11.693in" style:print-orientation="portrait" fo:margin-top="0.2756in" fo:margin-left="0.2756in" fo:margin-bottom="0.2756in" fo:margin-right="0.275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isael Queiroz</meta:initial-creator>
    <dc:creator>Infosolo</dc:creator>
    <meta:creation-date>2008-01-18T19:37:00Z</meta:creation-date>
    <dc:date>2011-02-10T22:14:00Z</dc:date>
    <meta:template xlink:href="Normal.dotm" xlink:type="simple"/>
    <meta:editing-cycles>107</meta:editing-cycles>
    <meta:editing-duration>PT295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2" meta:character-count="18" meta:row-count="1" meta:non-whitespace-character-count="17"/>
  </office:meta>
</office:document-meta>
</file>